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aversingQOMTreeVisitor.visit( Length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aversingQOMTreeVisitor.visit( Ordering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aversingQOMTreeVisitor.visit( QueryObjectModelTree node , Objec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TraversingQOMTreeVisitor.visit( Joi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aversingQOMTreeVisitor.visit( And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TraversingQOMTreeVisitor.visit( LowerCas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aversingQOMTreeVisitor.visit( UpperCas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aversingQOMTreeVisitor.visit( Not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aversingQOMTreeVisitor.visit( Comparis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TraversingQOMTreeVisitor.visit( Or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